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2pt" officeooo:paragraph-rsid="001b1276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b1276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officeooo:paragraph-rsid="001b12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b1276" style:font-size-asian="12pt" style:font-weight-asian="bold" style:font-size-complex="12pt" style:font-weight-complex="bold"/>
    </style:style>
    <style:style style:name="T1" style:family="text">
      <style:text-properties officeooo:rsid="0004de85"/>
    </style:style>
    <style:style style:name="T2" style:family="text">
      <style:text-properties officeooo:rsid="001bfa07"/>
    </style:style>
    <style:style style:name="T3" style:family="text">
      <style:text-properties officeooo:rsid="001c1c7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1c74" style:font-style-asian="italic" style:font-style-complex="italic"/>
    </style:style>
    <style:style style:name="T6" style:family="text">
      <style:text-properties fo:font-style="italic" officeooo:rsid="001dbc97" style:font-style-asian="italic" style:font-style-complex="italic"/>
    </style:style>
    <style:style style:name="T7" style:family="text">
      <style:text-properties officeooo:rsid="001db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ulti-tape Turing-machines(M)</text:p>
      <text:p text:style-name="P2"/>
      <text:p text:style-name="P2">A <text:span text:style-name="T2">Turing machine</text:span> with possibly more than one tape; each tape with its own head.</text:p>
      <text:p text:style-name="P2"/>
      <text:p text:style-name="P3">A la<text:span text:style-name="T1">n</text:span>guage is Turing-Recognizable if and only if some multi-tape Turing-Machine recognizes it.</text:p>
      <text:list xml:id="list662217219" text:style-name="L1">
        <text:list-item>
          <text:p text:style-name="P1">A language, <text:span text:style-name="T5">L</text:span><text:span text:style-name="T3">,</text:span> is Turing-Recognizable if some multi-tape Turing-Machine, <text:span text:style-name="T5">M,</text:span> recognizes it.</text:p>
          <text:list>
            <text:list-item>
              <text:p text:style-name="P1">If <text:span text:style-name="T4">M</text:span> has an equivalent TM then, <text:span text:style-name="T4">L</text:span> accepted by <text:span text:style-name="T4">M</text:span> will also be accepted by <text:span text:style-name="T3">the </text:span>TM and hence <text:span text:style-name="T5">L </text:span>will be Turing-Recognizable.</text:p>
            </text:list-item>
            <text:list-item>
              <text:p text:style-name="P1">Simulating <text:span text:style-name="T4">M</text:span> with a TM</text:p>
              <text:list>
                <text:list-item>
                  <text:p text:style-name="P1"><text:span text:style-name="T3">The </text:span>TM simulates the effect of the <text:span text:style-name="T4">k</text:span> tapes by storing their contents on a single tape.</text:p>
                </text:list-item>
                <text:list-item>
                  <text:p text:style-name="P1">Contents are separated by a special delimiter symbol which is not in the tape alphabet.</text:p>
                </text:list-item>
                <text:list-item>
                  <text:p text:style-name="P1">Position of multiple heads are remembered by replacing those symbols on the head with symbols which have the same character of the replaced symbol but with a dot above.</text:p>
                </text:list-item>
                <text:list-item>
                  <text:p text:style-name="P1">With this much information present on a tape, the single head of TM can do all the stuff that multiple-heads do in <text:span text:style-name="T4">M</text:span> in accordance to the transition function of <text:span text:style-name="T4">M</text:span>. </text:p>
                </text:list-item>
              </text:list>
            </text:list-item>
          </text:list>
        </text:list-item>
        <text:list-item>
          <text:p text:style-name="P1">If a language, <text:span text:style-name="T6">L,</text:span> is Turing-Recognizable then some multi-tape Turing-Machine, <text:span text:style-name="T7">M,</text:span> recognizes it.</text:p>
          <text:list>
            <text:list-item>
              <text:p text:style-name="P1"><text:span text:style-name="T4">L</text:span> is recognized by some TM. This TM is a special case of M, an M with 1 tape. Thus it can be said that L is recognized with some M, a M with 1 tap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1T12:27:55</meta:creation-date>
    <dc:date>2013-02-01T12:35:59</dc:date>
    <dc:creator>Kempa </dc:creator>
    <meta:editing-duration>PT1M21S</meta:editing-duration>
    <meta:editing-cycles>1</meta:editing-cycles>
    <meta:document-statistic meta:table-count="0" meta:image-count="0" meta:object-count="0" meta:page-count="1" meta:paragraph-count="12" meta:word-count="221" meta:character-count="1191" meta:non-whitespace-character-count="990"/>
    <meta:generator>LibreOffice/3.6$Linux_x86 LibreOffice_project/360m1$Build-2</meta:generator>
  </office:meta>
</office:document-meta>
</file>